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merican Typewriter Bold" svg:font-family="'American Typewriter Bold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text-properties style:font-name="American Typewriter Bold" fo:font-size="28pt" style:font-size-asian="28pt" style:font-size-complex="28pt"/>
    </style:style>
    <style:style style:name="P2" style:family="paragraph" style:parent-style-name="Text_20_body" style:list-style-name="L2"/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 style:list-style-name="L3"/>
    <style:style style:name="P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9" style:family="paragraph" style:parent-style-name="Standard" style:list-style-name="L1"/>
    <style:style style:name="T1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henticato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General<text:tab/>1</text:p>
          <text:p text:style-name="P8">Configuration<text:tab/>1</text:p>
          <text:p text:style-name="P8">Register<text:tab/>1</text:p>
          <text:p text:style-name="P8">Login<text:tab/>2</text:p>
          <text:p text:style-name="P7">Nosqld<text:tab/>2</text:p>
          <text:p text:style-name="P8">Configuration<text:tab/>2</text:p>
          <text:p text:style-name="P6">Options<text:tab/>2</text:p>
          <text:p text:style-name="P8">Store<text:tab/>2</text:p>
          <text:p text:style-name="P8">Load<text:tab/>2</text:p>
          <text:p text:style-name="P7">Todo<text:tab/>2</text:p>
        </text:index-body>
      </text:table-of-content>
      <text:h text:style-name="Heading_20_1" text:outline-level="1">General</text:h>
      <text:p text:style-name="Standard">Authenticator is a library that simply exposes 2 API:</text:p>
      <text:list xml:id="list600641504" text:style-name="L1">
        <text:list-item>
          <text:p text:style-name="P9">register</text:p>
        </text:list-item>
        <text:list-item>
          <text:p text:style-name="P9">login</text:p>
        </text:list-item>
      </text:list>
      <text:p text:style-name="Standard">The purpose of these is self-explained. </text:p>
      <text:p text:style-name="Standard"/>
      <text:p text:style-name="Standard">In particular the library is based on ExpressJS and PassportJS (only “Local Strategy” version for now).</text:p>
      <text:p text:style-name="Standard">Moreover the library includes a layer that abstracts the connection to a DBMS, only CouchDB and Redis modules are supported for the moment.</text:p>
      <text:p text:style-name="Standard"/>
      <text:h text:style-name="Heading_20_2" text:outline-level="2">Configuration</text:h>
      <text:p text:style-name="P3">Authenticator.prototype.init ( )</text:p>
      <text:h text:style-name="Heading_20_2" text:outline-level="2">Register</text:h>
      <text:p text:style-name="P3">Authenticator.prototype.register (req,res,callback,validator)</text:p>
      <text:p text:style-name="P4">Using ExpressJS-style. Allow to validate and store data inside a DB via Nosqld. The API accepts any number of field to be stored.</text:p>
      <text:list xml:id="list691464864" text:style-name="L3">
        <text:list-item>
          <text:p text:style-name="P5"><text:span text:style-name="T1">Req: an HTTP request</text:span></text:p>
        </text:list-item>
        <text:list-item>
          <text:p text:style-name="P5"><text:span text:style-name="T1">Res: an HTTP response</text:span></text:p>
        </text:list-item>
        <text:list-item>
          <text:p text:style-name="P5"><text:span text:style-name="T1">Callback: an optional callback <text:s/>in conventional Node style. Where the first parameter is an object for error messages, while the second is referring to response in case of success</text:span></text:p>
        </text:list-item>
        <text:list-item>
          <text:p text:style-name="P5"><text:span text:style-name="T1">Validator: an optional validator to validate date, if none is provide default is provide which, validate username, password and email length and format</text:span></text:p>
        </text:list-item>
      </text:list>
      <text:p text:style-name="P3"/>
      <text:p text:style-name="P3">--- Alternative ---</text:p>
      <text:p text:style-name="P3"><text:soft-page-break/>Authenticator.prototype.register (jsonData,res,callback,validator)</text:p>
      <text:p text:style-name="P3">Pass data in JSON format as parameter, in this way data are independent from how they are fetched form HTTP request</text:p>
      <text:p text:style-name="P3"/>
      <text:p text:style-name="P3">NOTE: password will be stored in the format which instructs otherwise a fallback on SHA256 is made</text:p>
      <text:h text:style-name="Heading_20_2" text:outline-level="2">Login</text:h>
      <text:p text:style-name="P3">Authenticator.prototype.login (req, res, callback)</text:p>
      <text:p text:style-name="P4">Using ExpressJS-style. Allow to login a user verifying existance and correspondance of data on db via Nosqld. The API referes to PassportJS “Local Strategy” version for now.</text:p>
      <text:list xml:id="list510706739" text:continue-numbering="true" text:style-name="L3">
        <text:list-item>
          <text:p text:style-name="P5"><text:span text:style-name="T1">Req: an HTTP request</text:span></text:p>
        </text:list-item>
        <text:list-item>
          <text:p text:style-name="P5"><text:span text:style-name="T1">Res: an HTTP response</text:span></text:p>
        </text:list-item>
        <text:list-item>
          <text:p text:style-name="P5"><text:span text:style-name="T1">Callback: an optional callback <text:s/>in conventional Node style. Where the first parameter is an object for error messages, while the second is referring to response in case of success</text:span></text:p>
        </text:list-item>
      </text:list>
      <text:h text:style-name="Heading_20_1" text:outline-level="1">Nosqld</text:h>
      <text:h text:style-name="Heading_20_2" text:outline-level="2">Configuration</text:h>
      <text:h text:style-name="Heading_20_3" text:outline-level="3">Options</text:h>
      <text:h text:style-name="Heading_20_2" text:outline-level="2">Store</text:h>
      <text:h text:style-name="Heading_20_2" text:outline-level="2">Load</text:h>
      <text:h text:style-name="Heading_20_1" text:outline-level="1">Todo</text:h>
      <text:list xml:id="list1054651253" text:style-name="L2">
        <text:list-item>
          <text:p text:style-name="P2">Make the system more flexible respect to PassportJS</text:p>
        </text:list-item>
        <text:list-item>
          <text:p text:style-name="P2">Improve configuration of modules</text:p>
        </text:list-item>
        <text:list-item>
          <text:p text:style-name="P2">Improve Abstract model Nosqld</text:p>
        </text:list-item>
        <text:list-item>
          <text:p text:style-name="P2">Improve JS/node Style</text:p>
        </text:list-item>
        <text:list-item>
          <text:p text:style-name="P2">Common Logging</text:p>
        </text:list-item>
        <text:list-item>
          <text:p text:style-name="P2">Write Tes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merican Typewriter Bold" svg:font-family="'American Typewriter Bold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io </meta:initial-creator>
    <meta:creation-date>2011-11-08T22:34:57</meta:creation-date>
    <dc:date>2012-03-06T18:30:48</dc:date>
    <meta:editing-duration>PT24H04M16S</meta:editing-duration>
    <meta:editing-cycles>73</meta:editing-cycles>
    <meta:generator>NeoOffice/3.1.1$Unix OpenOffice.org_project/Patch 1</meta:generator>
    <meta:document-statistic meta:table-count="0" meta:image-count="0" meta:object-count="0" meta:page-count="2" meta:paragraph-count="50" meta:word-count="329" meta:character-count="2049"/>
  </office:meta>
</office:document-meta>
</file>